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Black" svg:font-family="Arial Black" style:font-family-generic="swiss" style:font-pitch="variable" svg:panose-1="2 11 10 4 2 1 2 2 2 4"/>
    <style:font-face style:name="Cyrillic Basic" svg:font-family="Cyrillic Basic" style:font-family-generic="decorative" style:font-pitch="variable" svg:panose-1="4 2 114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rial Black" fo:font-size="48pt" style:font-size-asian="48pt" style:font-size-complex="48pt"/>
    </style:style>
    <style:style style:name="P2" style:parent-style-name="Normal" style:family="paragraph">
      <style:text-properties style:font-name="Cyrillic Basic" fo:font-size="48pt" style:font-size-asian="48pt" style:font-size-complex="48pt"/>
    </style:style>
    <style:style style:name="P3" style:parent-style-name="Normal" style:family="paragraph">
      <style:text-properties style:font-name="Arial Black" fo:font-size="16pt" style:font-size-asian="16pt" style:font-size-complex="16pt"/>
    </style:style>
    <style:style style:name="P4" style:parent-style-name="Normal" style:family="paragraph">
      <style:text-properties style:font-name="Arial Black" fo:font-size="16pt" style:font-size-asian="16pt" style:font-size-complex="16pt"/>
    </style:style>
    <style:style style:name="P5" style:parent-style-name="Normal" style:family="paragraph">
      <style:text-properties style:font-name="Arial Black" fo:font-size="18pt" style:font-size-asian="18pt" style:font-size-complex="18pt"/>
    </style:style>
    <style:style style:name="P6" style:parent-style-name="Normal" style:family="paragraph">
      <style:text-properties style:font-name="Arial Black" fo:font-size="18pt" style:font-size-asian="18pt" style:font-size-complex="18pt"/>
    </style:style>
    <style:style style:name="P7" style:parent-style-name="Normal" style:family="paragraph">
      <style:text-properties style:font-name="Arial Black" fo:font-size="18pt" style:font-size-asian="18pt" style:font-size-complex="18pt"/>
    </style:style>
    <style:style style:name="P8" style:parent-style-name="Normal" style:family="paragraph">
      <style:text-properties style:font-name="Arial Black" fo:font-size="18pt" style:font-size-asian="18pt" style:font-size-complex="18pt"/>
    </style:style>
    <style:style style:name="P9" style:parent-style-name="Normal" style:family="paragraph">
      <style:text-properties style:font-name="Arial Black" fo:font-size="18pt" style:font-size-asian="18pt" style:font-size-complex="18pt"/>
    </style:style>
    <style:style style:name="P10" style:parent-style-name="Normal" style:family="paragraph">
      <style:text-properties style:font-name="Arial Black" fo:font-size="18pt" style:font-size-asian="18pt" style:font-size-complex="18pt"/>
    </style:style>
    <style:style style:name="T11" style:parent-style-name="DefaultParagraphFont" style:family="text">
      <style:text-properties style:font-name="Arial Black" fo:font-size="18pt" style:font-size-asian="18pt" style:font-size-complex="18pt"/>
    </style:style>
  </office:automatic-styles>
  <office:body>
    <office:text text:use-soft-page-breaks="true">
      <text:p text:style-name="P1">White Hacker Terraformist Elite</text:p>
      <text:p text:style-name="P2">White Hacker Terraformist Elite</text:p>
      <text:p text:style-name="Normal"/>
      <text:p text:style-name="P3">Created by Vladislavs Zaharovs</text:p>
      <text:p text:style-name="P4"><text:s/></text:p>
      <text:p text:style-name="P5">A group of former Rogue Elite Division members who were kicked out for being too radical, White Hacker Terraformist Elite (W.H.T.E.) are known for their excessive use of experience weapons and sadistic puzzles.</text:p>
      <text:p text:style-name="P6"/>
      <text:p text:style-name="P7">This group was started when R.E.D. were unable to hack some data centres in Mumbai, so several rogue members opted to destroy them with deadly experience instead, leading to their expulsion from R.E.D. <text:s/>Since then, W.H.T.E. have been involved in numerous terraforming attacks around the world, organized from their headquarters in Minsk, Belarus.<text:s/></text:p>
      <text:p text:style-name="P8"/>
      <text:p text:style-name="P9">The cooperation between Grey Associates Inc. and Blue Technologies Ltd. has the potential to start a new age of cyber security, where both clients and vendors are well protected from malicious activities. W.H.T.E. have decided to prevent this by planting a set of experience weapons at CDX.</text:p>
      <text:p text:style-name="P10"/>
      <text:p text:style-name="Normal"><text:span text:style-name="T11">In order to incite mass panic, a powerful experience device has been placed in a visible location. To have a chance at disarming this device, hackers of CDX will need to earn additional time, by solving the puzzles laid around the room in where in lies the devi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Black" svg:font-family="Arial Black" style:font-family-generic="swiss" style:font-pitch="variable" svg:panose-1="2 11 10 4 2 1 2 2 2 4"/>
    <style:font-face style:name="Cyrillic Basic" svg:font-family="Cyrillic Basic" style:font-family-generic="decorative" style:font-pitch="variable" svg:panose-1="4 2 11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6.5354in" fo:page-height="11.693in" style:print-orientation="landscape" fo:margin-top="0.7479in" fo:margin-left="0.7875in" fo:margin-bottom="0.5909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 H. King</meta:initial-creator>
    <dc:creator>Simon H. King</dc:creator>
    <meta:creation-date>2017-02-18T09:20:00Z</meta:creation-date>
    <dc:date>2017-02-18T09:42:00Z</dc:date>
    <meta:print-date>2017-02-18T09:42:00Z</meta:print-date>
    <meta:template xlink:href="Normal.dotm" xlink:type="simple"/>
    <meta:editing-cycles>2</meta:editing-cycles>
    <meta:editing-duration>PT1260S</meta:editing-duration>
    <meta:document-statistic meta:page-count="1" meta:paragraph-count="2" meta:word-count="181" meta:character-count="1214" meta:row-count="8" meta:non-whitespace-character-count="1035"/>
  </office:meta>
</office:document-meta>
</file>